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18" style:family="table-cell" style:parent-style-name="Default" style:data-style-name="N2"/>
    <style:style style:name="ce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2" style:family="table-cell" style:parent-style-name="Default">
      <style:table-cell-properties fo:border-bottom="none" fo:border-left="0.74pt solid #000000" fo:border-right="0.74pt solid #000000" fo:border-top="none"/>
    </style:style>
    <style:style style:name="ce2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Position in Consist</text:p>
          </table:table-cell>
          <table:table-cell table:style-name="ce1" office:value-type="string" calcext:value-type="string">
            <text:p>16 Car </text:p>
          </table:table-cell>
          <table:table-cell table:style-name="ce1"/>
          <table:table-cell table:style-name="ce1" office:value-type="string" calcext:value-type="string">
            <text:p>Sprite Length</text:p>
          </table:table-cell>
          <table:table-cell table:style-name="ce1"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1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])" office:value-type="float" office:value="12" calcext:value-type="float">
            <text:p>1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])" office:value-type="float" office:value="10" calcext:value-type="float">
            <text:p>10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])" office:value-type="float" office:value="9" calcext:value-type="float">
            <text:p>9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])" office:value-type="float" office:value="7" calcext:value-type="float">
            <text:p>7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table:formula="of:=[.B2]+1" office:value-type="float" office:value="2" calcext:value-type="float">
            <text:p>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table:formula="of:=[.B3]+1" office:value-type="float" office:value="2" calcext:value-type="float">
            <text:p>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table:formula="of:=[.B4]+1" office:value-type="float" office:value="2" calcext:value-type="float">
            <text:p>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table:formula="of:=[.B5]+1" office:value-type="float" office:value="3" calcext:value-type="float">
            <text:p>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8])" office:value-type="float" office:value="26" calcext:value-type="float">
            <text:p>2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table:formula="of:=[.B6]+1" office:value-type="float" office:value="3" calcext:value-type="float">
            <text:p>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9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table:formula="of:=[.B7]+1" office:value-type="float" office:value="3" calcext:value-type="float">
            <text:p>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0])" office:value-type="float" office:value="23" calcext:value-type="float">
            <text:p>23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table:formula="of:=[.B8]+1" office:value-type="float" office:value="4" calcext:value-type="float">
            <text:p>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table:formula="of:=[.B9]+1" office:value-type="float" office:value="4" calcext:value-type="float">
            <text:p>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2])" office:value-type="float" office:value="46" calcext:value-type="float">
            <text:p>4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2])" office:value-type="float" office:value="23" calcext:value-type="float">
            <text:p>23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table:formula="of:=[.B10]+1" office:value-type="float" office:value="4" calcext:value-type="float">
            <text:p>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table:formula="of:=[.B11]+1" office:value-type="float" office:value="5" calcext:value-type="float">
            <text:p>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4])" office:value-type="float" office:value="37" calcext:value-type="float">
            <text:p>3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table:formula="of:=[.B12]+1" office:value-type="float" office:value="5" calcext:value-type="float">
            <text:p>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table:formula="of:=[.B13]+1" office:value-type="float" office:value="5" calcext:value-type="float">
            <text:p>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6])" office:value-type="float" office:value="60" calcext:value-type="float">
            <text:p>6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6])" office:value-type="float" office:value="36" calcext:value-type="float">
            <text:p>36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6])" office:value-type="float" office:value="23" calcext:value-type="float">
            <text:p>2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table:formula="of:=[.B14]+1" office:value-type="float" office:value="6" calcext:value-type="float">
            <text:p>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table:formula="of:=[.B15]+1" office:value-type="float" office:value="6" calcext:value-type="float">
            <text:p>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table:formula="of:=[.B16]+1" office:value-type="float" office:value="6" calcext:value-type="float">
            <text:p>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19])" office:value-type="float" office:value="50" calcext:value-type="float">
            <text:p>5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table:formula="of:=[.B17]+1" office:value-type="float" office:value="7" calcext:value-type="float">
            <text:p>7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0])" office:value-type="float" office:value="74" calcext:value-type="float">
            <text:p>7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0])" office:value-type="float" office:value="37" calcext:value-type="float">
            <text:p>3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table:formula="of:=[.B18]+1" office:value-type="float" office:value="7" calcext:value-type="float">
            <text:p>7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table:formula="of:=[.B19]+1" office:value-type="float" office:value="7" calcext:value-type="float">
            <text:p>7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2])" office:value-type="float" office:value="49" calcext:value-type="float">
            <text:p>49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table:formula="of:=[.B20]+1" office:value-type="float" office:value="8" calcext:value-type="float">
            <text:p>8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table:formula="of:=[.B21]+1" office:value-type="float" office:value="8" calcext:value-type="float">
            <text:p>8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4])" office:value-type="float" office:value="94" calcext:value-type="float">
            <text:p>94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4])" office:value-type="float" office:value="70" calcext:value-type="float">
            <text:p>7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table:formula="of:=[.B22]+1" office:value-type="float" office:value="8" calcext:value-type="float">
            <text:p>8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table:formula="of:=[.B23]+1" office:value-type="float" office:value="9" calcext:value-type="float">
            <text:p>9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table:formula="of:=[.B24]+1" office:value-type="float" office:value="9" calcext:value-type="float">
            <text:p>9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table:formula="of:=[.B25]+1" office:value-type="float" office:value="9" calcext:value-type="float">
            <text:p>9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28])" office:value-type="float" office:value="108" calcext:value-type="float">
            <text:p>108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28])" office:value-type="float" office:value="62" calcext:value-type="float">
            <text:p>6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28])" office:value-type="float" office:value="57" calcext:value-type="float">
            <text:p>57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28])" office:value-type="float" office:value="43" calcext:value-type="float">
            <text:p>4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table:formula="of:=[.B26]+1" office:value-type="float" office:value="10" calcext:value-type="float">
            <text:p>10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29])" office:value-type="float" office:value="84" calcext:value-type="float">
            <text:p>8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table:formula="of:=[.B27]+1" office:value-type="float" office:value="10" calcext:value-type="float">
            <text:p>10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table:formula="of:=[.B28]+1" office:value-type="float" office:value="10" calcext:value-type="float">
            <text:p>10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table:formula="of:=[.B29]+1" office:value-type="float" office:value="11" calcext:value-type="float">
            <text:p>11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2])" office:value-type="float" office:value="122" calcext:value-type="float">
            <text:p>12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table:formula="of:=[.B30]+1" office:value-type="float" office:value="11" calcext:value-type="float">
            <text:p>11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table:formula="of:=[.B31]+1" office:value-type="float" office:value="11" calcext:value-type="float">
            <text:p>11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4])" office:value-type="float" office:value="97" calcext:value-type="float">
            <text:p>9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4])" office:value-type="float" office:value="82" calcext:value-type="float">
            <text:p>82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table:formula="of:=[.B32]+1" office:value-type="float" office:value="12" calcext:value-type="float">
            <text:p>12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table:formula="of:=[.B33]+1" office:value-type="float" office:value="12" calcext:value-type="float">
            <text:p>12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6])" office:value-type="float" office:value="142" calcext:value-type="float">
            <text:p>142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6])" office:value-type="float" office:value="71" calcext:value-type="float">
            <text:p>71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table:formula="of:=[.B34]+1" office:value-type="float" office:value="12" calcext:value-type="float">
            <text:p>12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table:formula="of:=[.B35]+1" office:value-type="float" office:value="13" calcext:value-type="float">
            <text:p>13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table:formula="of:=[.B36]+1" office:value-type="float" office:value="13" calcext:value-type="float">
            <text:p>13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39])" office:value-type="float" office:value="110" calcext:value-type="float">
            <text:p>1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table:formula="of:=[.B37]+1" office:value-type="float" office:value="13" calcext:value-type="float">
            <text:p>13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0])" office:value-type="float" office:value="156" calcext:value-type="float">
            <text:p>156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0])" office:value-type="float" office:value="95" calcext:value-type="float">
            <text:p>95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0])" office:value-type="float" office:value="59" calcext:value-type="float">
            <text:p>59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table:formula="of:=[.B38]+1" office:value-type="float" office:value="14" calcext:value-type="float">
            <text:p>14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B39]+1" office:value-type="float" office:value="14" calcext:value-type="float">
            <text:p>14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table:formula="of:=[.B40]+1" office:value-type="float" office:value="14" calcext:value-type="float">
            <text:p>14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table:formula="of:=[.B41]+1" office:value-type="float" office:value="15" calcext:value-type="float">
            <text:p>15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4])" office:value-type="float" office:value="170" calcext:value-type="float">
            <text:p>17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4])" office:value-type="float" office:value="130" calcext:value-type="float">
            <text:p>13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4])" office:value-type="float" office:value="85" calcext:value-type="float">
            <text:p>85</text:p>
          </table:table-cell>
          <table:table-cell/>
          <table:table-cell table:style-name="ce16" office:value-type="float" office:value="5" calcext:value-type="float">
            <text:p>5</text:p>
          </table:table-cell>
          <table:table-cell table:style-name="ce1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table:formula="of:=[.B42]+1" office:value-type="float" office:value="15" calcext:value-type="float">
            <text:p>15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table:formula="of:=[.B43]+1" office:value-type="float" office:value="15" calcext:value-type="float">
            <text:p>15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J$2:.J46])" office:value-type="float" office:value="108" calcext:value-type="float">
            <text:p>108</text:p>
          </table:table-cell>
          <table:table-cell/>
          <table:table-cell table:style-name="ce16" office:value-type="float" office:value="7" calcext:value-type="float">
            <text:p>7</text:p>
          </table:table-cell>
          <table:table-cell table:style-name="ce1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B44]+1" office:value-type="float" office:value="16" calcext:value-type="float">
            <text:p>16</text:p>
          </table:table-cell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1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1" table:formula="of:=[.B45]+1" office:value-type="float" office:value="16" calcext:value-type="float">
            <text:p>16</text:p>
          </table:table-cell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1" table:formula="of:=SUM([.D$2:.D48])" office:value-type="float" office:value="190" calcext:value-type="float">
            <text:p>190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style-name="ce1" table:formula="of:=SUM([.G$2:.G48])" office:value-type="float" office:value="142" calcext:value-type="float">
            <text:p>14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table:formula="of:=[.B46]+1" office:value-type="float" office:value="16" calcext:value-type="float">
            <text:p>16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7" office:value-type="string" calcext:value-type="string">
            <text:p>Number of Cars</text:p>
          </table:table-cell>
          <table:table-cell table:style-name="ce17" office:value-type="string" calcext:value-type="string">
            <text:p>Number of Sprites</text:p>
          </table:table-cell>
          <table:table-cell table:style-name="ce17" office:value-type="string" calcext:value-type="string">
            <text:p>Base Capacity</text:p>
          </table:table-cell>
          <table:table-cell table:style-name="ce17" office:value-type="string" calcext:value-type="string">
            <text:p>Long Sprite Adj</text:p>
          </table:table-cell>
          <table:table-cell table:style-name="ce17" office:value-type="string" calcext:value-type="string">
            <text:p>Adjustment</text:p>
          </table:table-cell>
          <table:table-cell table:style-name="ce17"/>
          <table:table-cell table:style-name="ce17" office:value-type="string" calcext:value-type="string">
            <text:p>Capacity</text:p>
          </table:table-cell>
          <table:table-cell table:style-name="ce17"/>
          <table:table-cell table:style-name="ce17" office:value-type="string" calcext:value-type="string">
            <text:p>Factor</text:p>
          </table:table-cell>
          <table:table-cell table:style-name="ce17" office:value-type="string" calcext:value-type="string">
            <text:p>Factor x10^4</text:p>
          </table:table-cell>
          <table:table-cell table:style-name="ce17"/>
          <table:table-cell table:style-name="ce17" office:value-type="string" calcext:value-type="string">
            <text:p>Tile Length</text:p>
          </table:table-cell>
          <table:table-cell table:style-name="ce17"/>
          <table:table-cell table:style-name="ce17" office:value-type="string" calcext:value-type="string">
            <text:p>Running Cost Factor</text:p>
          </table:table-cell>
          <table:table-cell table:style-name="ce17" table:number-columns-repeated="1010"/>
        </table:table-row>
        <table:table-row table:style-name="ro1">
          <table:table-cell table:style-name="ce13" office:value-type="string" calcext:value-type="string">
            <text:p>Base 16</text:p>
          </table:table-cell>
          <table:table-cell table:style-name="ce13" table:number-columns-repeated="13"/>
          <table:table-cell table:style-name="ce17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18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2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16" table:formula="of:=[.G11]/[.B11]" office:value-type="float" office:value="50" calcext:value-type="float">
            <text:p>50</text:p>
          </table:table-cell>
          <table:table-cell table:style-name="ce18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Base 10</text:p>
          </table:table-cell>
          <table:table-cell table:style-name="ce13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18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18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1"/>
        <table:table-column table:style-name="co2" table:number-columns-repeated="3" table:default-cell-style-name="Default"/>
        <table:table-column table:style-name="co9" table:default-cell-style-name="ce22"/>
        <table:table-column table:style-name="co10" table:default-cell-style-name="Default"/>
        <table:table-column table:style-name="co11" table:default-cell-style-name="ce22"/>
        <table:table-row table:style-name="ro1">
          <table:table-cell office:value-type="string" calcext:value-type="string">
            <text:p>Position in Consist</text:p>
          </table:table-cell>
          <table:table-cell table:style-name="ce1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/>
          <table:table-cell table:style-name="ce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ce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1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3"/>
          <table:table-cell/>
          <table:table-cell table:style-name="Default"/>
        </table:table-row>
      </table:table>
      <table:table table:name="Base 10" table:style-name="ta1">
        <table:table-column table:style-name="co2" table:number-columns-repeated="3" table:default-cell-style-name="ce1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osition in Consist</text:p>
          </table:table-cell>
          <table:table-cell office:value-type="string" calcext:value-type="string">
            <text:p>10 Car </text:p>
          </table:table-cell>
          <table:table-cell/>
          <table:table-cell table:style-name="ce1" office:value-type="string" calcext:value-type="string">
            <text:p>Sprite Length</text:p>
          </table:table-cell>
          <table:table-cell office:value-type="string" calcext:value-type="string">
            <text:p>Cum Sprite Length</text:p>
          </table:table-cell>
          <table:table-cell/>
          <table:table-cell table:style-name="ce1" office:value-type="string" calcext:value-type="string">
            <text:p>8 Car </text:p>
          </table:table-cell>
          <table:table-cell office:value-type="string" calcext:value-type="string">
            <text:p>Cum Sprite Length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])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])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])" office:value-type="float" office:value="10" calcext:value-type="float">
            <text:p>10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4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4]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5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1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6])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7])" office:value-type="float" office:value="24" calcext:value-type="float">
            <text:p>2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7]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1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8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8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1" office:value-type="float" office:value="3" calcext:value-type="float">
            <text:p>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9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9]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1" office:value-type="float" office:value="3" calcext:value-type="float">
            <text:p>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0])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0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1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1])" office:value-type="float" office:value="38" calcext:value-type="float">
            <text:p>3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1]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1" office:value-type="float" office:value="4" calcext:value-type="float">
            <text:p>4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2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2]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1" office:value-type="float" office:value="4" calcext:value-type="float">
            <text:p>4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3]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1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4])"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4]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1" office:value-type="float" office:value="5" calcext:value-type="float">
            <text:p>5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5])" office:value-type="float" office:value="58" calcext:value-type="float">
            <text:p>5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5]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1" office:value-type="float" office:value="5" calcext:value-type="float">
            <text:p>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6]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1"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17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17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1" office:value-type="float" office:value="6" calcext:value-type="float">
            <text:p>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18])" office:value-type="float" office:value="70" calcext:value-type="float">
            <text:p>7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18]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1" office:value-type="float" office:value="6" calcext:value-type="float">
            <text:p>6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19])" office:value-type="float" office:value="72" calcext:value-type="float">
            <text:p>7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19]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1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0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0]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1" office:value-type="float" office:value="7" calcext:value-type="float">
            <text:p>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1]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1" office:value-type="float" office:value="7" calcext:value-type="float">
            <text:p>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2])" office:value-type="float" office:value="84" calcext:value-type="float">
            <text:p>84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2])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1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3])" office:value-type="float" office:value="86" calcext:value-type="float">
            <text:p>8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3])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1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4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4])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1" office:value-type="float" office:value="8" calcext:value-type="float">
            <text:p>8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5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$2:.G25])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1"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6])" office:value-type="float" office:value="98" calcext:value-type="float">
            <text:p>9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6])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1" office:value-type="float" office:value="9" calcext:value-type="float">
            <text:p>9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27])" office:value-type="float" office:value="106" calcext:value-type="float">
            <text:p>106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27])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1" office:value-type="float" office:value="9" calcext:value-type="float">
            <text:p>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28])" office:value-type="float" office:value="108" calcext:value-type="float">
            <text:p>108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8]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1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29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1" office:value-type="float" office:value="10" calcext:value-type="float">
            <text:p>10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formula="of:=SUM([.D$2:.D30])" office:value-type="float" office:value="118" calcext:value-type="float">
            <text:p>118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formula="of:=SUM([.G$2:.G30])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1" office:value-type="float" office:value="10" calcext:value-type="float">
            <text:p>10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formula="of:=SUM([.D$2:.D31])" office:value-type="float" office:value="120" calcext:value-type="float">
            <text:p>12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G$2:.G31])" office:value-type="float" office:value="96" calcext:value-type="float">
            <text:p>96</text:p>
          </table:table-cell>
        </table:table-row>
      </table:table>
      <table:table table:name="Capacities" table:style-name="ta1">
        <table:table-column table:style-name="co2" table:number-columns-repeated="5" table:default-cell-style-name="Default"/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]*[.$B$1]" office:value-type="float" office:value="40" calcext:value-type="float">
            <text:p>40</text:p>
          </table:table-cell>
          <table:table-cell table:formula="of:=[.A3]*[.$C$1]" office:value-type="float" office:value="50" calcext:value-type="float">
            <text:p>50</text:p>
          </table:table-cell>
          <table:table-cell table:formula="of:=[.A3]*[.$D$1]" office:value-type="float" office:value="60" calcext:value-type="float">
            <text:p>60</text:p>
          </table:table-cell>
          <table:table-cell table:formula="of:=[.A3]*[.$E$1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]*[.$B$1]" office:value-type="float" office:value="52" calcext:value-type="float">
            <text:p>52</text:p>
          </table:table-cell>
          <table:table-cell table:formula="of:=[.A4]*[.$C$1]" office:value-type="float" office:value="65" calcext:value-type="float">
            <text:p>65</text:p>
          </table:table-cell>
          <table:table-cell table:formula="of:=[.A4]*[.$D$1]" office:value-type="float" office:value="78" calcext:value-type="float">
            <text:p>78</text:p>
          </table:table-cell>
          <table:table-cell table:formula="of:=[.A4]*[.$E$1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[.$B$1]" office:value-type="float" office:value="80" calcext:value-type="float">
            <text:p>80</text:p>
          </table:table-cell>
          <table:table-cell table:formula="of:=[.A5]*[.$C$1]" office:value-type="float" office:value="100" calcext:value-type="float">
            <text:p>100</text:p>
          </table:table-cell>
          <table:table-cell table:formula="of:=[.A5]*[.$D$1]" office:value-type="float" office:value="120" calcext:value-type="float">
            <text:p>120</text:p>
          </table:table-cell>
          <table:table-cell table:formula="of:=[.A5]*[.$E$1]"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3]" office:value-type="float" office:value="40" calcext:value-type="float">
            <text:p>40</text:p>
          </table:table-cell>
          <table:table-cell table:formula="of:=[.C3]" office:value-type="float" office:value="50" calcext:value-type="float">
            <text:p>50</text:p>
          </table:table-cell>
          <table:table-cell table:formula="of:=[.D3]" office:value-type="float" office:value="60" calcext:value-type="float">
            <text:p>60</text:p>
          </table:table-cell>
          <table:table-cell table:formula="of:=[.E3]"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ile</text:p>
          </table:table-cell>
          <table:table-cell table:formula="of:=[.B4]*12" office:value-type="float" office:value="624" calcext:value-type="float">
            <text:p>624</text:p>
          </table:table-cell>
          <table:table-cell table:formula="of:=[.C4]*12" office:value-type="float" office:value="780" calcext:value-type="float">
            <text:p>780</text:p>
          </table:table-cell>
          <table:table-cell table:formula="of:=[.D4]*12" office:value-type="float" office:value="936" calcext:value-type="float">
            <text:p>936</text:p>
          </table:table-cell>
          <table:table-cell table:formula="of:=[.E4]*12"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4]*18" office:value-type="float" office:value="936" calcext:value-type="float">
            <text:p>936</text:p>
          </table:table-cell>
          <table:table-cell table:formula="of:=[.C4]*18" office:value-type="float" office:value="1170" calcext:value-type="float">
            <text:p>1170</text:p>
          </table:table-cell>
          <table:table-cell table:formula="of:=[.D4]*18" office:value-type="float" office:value="1404" calcext:value-type="float">
            <text:p>1404</text:p>
          </table:table-cell>
          <table:table-cell table:formula="of:=[.E4]*18" office:value-type="float" office:value="1638" calcext:value-type="float">
            <text:p>1638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4]*24" office:value-type="float" office:value="1248" calcext:value-type="float">
            <text:p>1248</text:p>
          </table:table-cell>
          <table:table-cell table:formula="of:=[.C4]*24" office:value-type="float" office:value="1560" calcext:value-type="float">
            <text:p>1560</text:p>
          </table:table-cell>
          <table:table-cell table:formula="of:=[.D4]*24" office:value-type="float" office:value="1872" calcext:value-type="float">
            <text:p>1872</text:p>
          </table:table-cell>
          <table:table-cell table:formula="of:=[.E4]*24" office:value-type="float" office:value="2184" calcext:value-type="float">
            <text:p>21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 tile</text:p>
          </table:table-cell>
          <table:table-cell table:formula="of:=[.B5]*12" office:value-type="float" office:value="960" calcext:value-type="float">
            <text:p>960</text:p>
          </table:table-cell>
          <table:table-cell table:formula="of:=[.C5]*12" office:value-type="float" office:value="1200" calcext:value-type="float">
            <text:p>1200</text:p>
          </table:table-cell>
          <table:table-cell table:formula="of:=[.D5]*12" office:value-type="float" office:value="1440" calcext:value-type="float">
            <text:p>1440</text:p>
          </table:table-cell>
          <table:table-cell table:formula="of:=[.E5]*12" office:value-type="float" office:value="1680" calcext:value-type="float">
            <text:p>16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2-07-01T16:05:11.020694081</dc:date>
    <meta:editing-duration>P8DT7H25M16S</meta:editing-duration>
    <meta:editing-cycles>34</meta:editing-cycles>
    <meta:generator>LibreOffice/7.3.4.2$Linux_X86_64 LibreOffice_project/30$Build-2</meta:generator>
    <meta:document-statistic meta:table-count="5" meta:cell-count="1248" meta:object-count="0"/>
  </office:meta>
</office:document-meta>
</file>